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5.96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vertical-align="automatic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6" style:family="table-cell" style:parent-style-name="Default"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3">
          <table:table-cell table:style-name="ce1" office:value-type="string">
            <text:p>Armin Schneider</text:p>
          </table:table-cell>
          <table:table-cell table:style-name="ce5" office:value-type="string">
            <text:p>armin.i.schneider@googlemail.com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Olha Drozd</text:p>
          </table:table-cell>
          <table:table-cell table:style-name="ce2" office:value-type="string">
            <text:p>olgadrozd@yahoo.co.uk</text:p>
          </table:table-cell>
          <table:table-cell table:number-columns-repeated="1022"/>
        </table:table-row>
        <table:table-row table:style-name="ro3">
          <table:table-cell office:value-type="string">
            <text:p>Nora Buchheit</text:p>
          </table:table-cell>
          <table:table-cell table:style-name="ce6" office:value-type="string">
            <text:p>Nora.Buchheit@gmx.de</text:p>
          </table:table-cell>
          <table:table-cell table:number-columns-repeated="1022"/>
        </table:table-row>
        <table:table-row table:style-name="ro3">
          <table:table-cell office:value-type="string">
            <text:p>Patrik Bey </text:p>
          </table:table-cell>
          <table:table-cell office:value-type="string">
            <text:p>bey@mathematik.hu-berlin.de</text:p>
          </table:table-cell>
          <table:table-cell table:number-columns-repeated="1022"/>
        </table:table-row>
        <table:table-row table:style-name="ro3">
          <table:table-cell office:value-type="string">
            <text:p>Tony Siewert</text:p>
          </table:table-cell>
          <table:table-cell office:value-type="string">
            <text:p>tonysiewert@googlemail.com</text:p>
          </table:table-cell>
          <table:table-cell table:number-columns-repeated="1022"/>
        </table:table-row>
        <table:table-row table:style-name="ro3">
          <table:table-cell office:value-type="string">
            <text:p>Markus Leon Elbern</text:p>
          </table:table-cell>
          <table:table-cell office:value-type="string">
            <text:p>markus.leonelbern@googlemail.com</text:p>
          </table:table-cell>
          <table:table-cell table:number-columns-repeated="1022"/>
        </table:table-row>
        <table:table-row table:style-name="ro3">
          <table:table-cell office:value-type="string">
            <text:p>Marina Müllen</text:p>
          </table:table-cell>
          <table:table-cell office:value-type="string">
            <text:p>marina.muellen@googlemail.com</text:p>
          </table:table-cell>
          <table:table-cell table:number-columns-repeated="1022"/>
        </table:table-row>
        <table:table-row table:style-name="ro3">
          <table:table-cell office:value-type="string">
            <text:p>Häna Kim</text:p>
          </table:table-cell>
          <table:table-cell office:value-type="string">
            <text:p>haena.kim.germany@googlemail.com</text:p>
          </table:table-cell>
          <table:table-cell table:number-columns-repeated="1022"/>
        </table:table-row>
        <table:table-row table:style-name="ro4">
          <table:table-cell office:value-type="string">
            <text:p>Frantisek Juzek</text:p>
          </table:table-cell>
          <table:table-cell table:style-name="ce7" office:value-type="string">
            <text:p>juzek.frantisek@gmx.de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Yordan Skenderski</text:p>
          </table:table-cell>
          <table:table-cell table:style-name="ce7" office:value-type="string">
            <text:p>yordan.skenderski@hotmail.com</text:p>
          </table:table-cell>
          <table:table-cell table:number-columns-repeated="1022"/>
        </table:table-row>
        <table:table-row table:style-name="ro3">
          <table:table-cell office:value-type="string">
            <text:p>Jessika Durst</text:p>
          </table:table-cell>
          <table:table-cell office:value-type="string">
            <text:p>J.Durst@gmx.net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13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5-14T13:53:22</dc:date>
    <dc:creator>Romain Pelisse</dc:creator>
    <meta:editing-duration>PT11M8S</meta:editing-duration>
    <meta:editing-cycles>5</meta:editing-cycles>
    <meta:generator>LibreOffice/3.3$Unix LibreOffice_project/330m19$Build-401</meta:generator>
    <meta:document-statistic meta:table-count="3" meta:cell-count="22" meta:object-count="0"/>
  </office:meta>
</office:document-meta>
</file>